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bottom="10.0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15.00%" fo:text-align="lef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bottom="10.00pt"/>
    </style:style>
    <style:style style:name="P50" style:family="paragraph">
      <style:paragraph-properties fo:line-height="115.00%" fo:text-align="left" fo:margin-bottom="10.00pt"/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left" fo:margin-bottom="10.00pt"/>
    </style: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15.00%" fo:text-align="left" fo:margin-bottom="10.00pt"/>
    </style: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15.00%" fo:text-align="left" fo:margin-bottom="10.00pt"/>
    </style:style>
    <style:style style:name="P60" style:family="paragraph">
      <style:paragraph-properties fo:line-height="115.00%" fo:text-align="left" fo:margin-bottom="10.00pt"/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15.00%" fo:text-align="left" fo:margin-bottom="10.00pt"/>
    </style:style>
    <style:style style:name="P63" style:family="paragraph">
      <style:paragraph-properties fo:line-height="115.00%" fo:text-align="left" fo:margin-bottom="10.00pt"/>
    </style:style>
    <style:style style:name="P64" style:family="paragraph">
      <style:paragraph-properties fo:line-height="115.00%" fo:text-align="left" fo:margin-bottom="10.00pt"/>
    </style:style>
    <style:style style:name="P65" style:family="paragraph">
      <style:paragraph-properties fo:line-height="115.00%" fo:text-align="left" fo:margin-bottom="10.00pt"/>
    </style:style>
    <style:style style:name="P66" style:family="paragraph">
      <style:paragraph-properties fo:line-height="115.00%" fo:text-align="left" fo:margin-bottom="10.00pt"/>
    </style:style>
    <style:style style:name="P67" style:family="paragraph">
      <style:paragraph-properties fo:line-height="115.00%" fo:text-align="left" fo:margin-bottom="10.00pt"/>
    </style:style>
    <style:style style:name="P68" style:family="paragraph">
      <style:paragraph-properties fo:line-height="115.00%" fo:text-align="left" fo:margin-bottom="10.00pt"/>
    </style:style>
    <style:style style:name="P69" style:family="paragraph">
      <style:paragraph-properties fo:line-height="115.00%" fo:text-align="left" fo:margin-bottom="10.00pt"/>
    </style:style>
    <style:style style:name="P70" style:family="paragraph">
      <style:paragraph-properties fo:line-height="115.00%" fo:text-align="left" fo:margin-bottom="10.00pt"/>
    </style:style>
    <style:style style:name="P71" style:family="paragraph">
      <style:paragraph-properties fo:line-height="115.00%" fo:text-align="left" fo:margin-bottom="10.00pt"/>
    </style:style>
    <style:style style:name="P72" style:family="paragraph">
      <style:paragraph-properties fo:line-height="115.00%" fo:text-align="left" fo:margin-bottom="10.00pt"/>
    </style:style>
    <style:style style:name="P73" style:family="paragraph">
      <style:paragraph-properties fo:line-height="115.00%" fo:text-align="left" fo:margin-bottom="10.00pt"/>
    </style:style>
    <style:style style:name="P74" style:family="paragraph">
      <style:paragraph-properties fo:line-height="115.00%" fo:text-align="left" fo:margin-bottom="10.00pt"/>
    </style:style>
    <style:style style:name="P75" style:family="paragraph">
      <style:paragraph-properties fo:line-height="115.00%" fo:text-align="left" fo:margin-bottom="10.00pt"/>
    </style:style>
    <style:style style:name="P76" style:family="paragraph">
      <style:paragraph-properties fo:line-height="115.00%" fo:text-align="left" fo:margin-bottom="10.00pt"/>
    </style:style>
    <style:style style:name="P77" style:family="paragraph">
      <style:paragraph-properties fo:line-height="115.00%" fo:text-align="left" fo:margin-bottom="10.00pt"/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15.00%" fo:text-align="left" fo:margin-bottom="10.00pt"/>
    </style:style>
    <style:style style:name="P80" style:family="paragraph">
      <style:paragraph-properties fo:line-height="115.00%" fo:text-align="left" fo:margin-bottom="10.00pt"/>
    </style:style>
    <style:style style:name="P81" style:family="paragraph">
      <style:paragraph-properties fo:line-height="115.00%" fo:text-align="left" fo:margin-bottom="10.00pt"/>
    </style:style>
    <style:style style:name="P82" style:family="paragraph">
      <style:paragraph-properties fo:line-height="115.00%" fo:text-align="left" fo:margin-bottom="10.00pt"/>
    </style:style>
    <style:style style:name="P83" style:family="paragraph">
      <style:paragraph-properties fo:line-height="115.00%" fo:text-align="left" fo:margin-bottom="10.00pt"/>
    </style:style>
    <style:style style:name="P84" style:family="paragraph">
      <style:paragraph-properties fo:line-height="115.00%" fo:text-align="left" fo:margin-bottom="10.00pt"/>
    </style:style>
    <style:style style:name="P85" style:family="paragraph">
      <style:paragraph-properties fo:line-height="115.00%" fo:text-align="left" fo:margin-bottom="10.00pt"/>
    </style:style>
    <style:style style:name="P86" style:family="paragraph">
      <style:paragraph-properties fo:line-height="115.00%" fo:text-align="left" fo:margin-bottom="10.00pt"/>
    </style:style>
    <style:style style:name="P87" style:family="paragraph">
      <style:paragraph-properties fo:line-height="115.00%" fo:text-align="left" fo:margin-bottom="10.00pt"/>
    </style:style>
    <style:style style:name="P88" style:family="paragraph">
      <style:paragraph-properties fo:line-height="115.00%" fo:text-align="left" fo:margin-bottom="10.00pt"/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15.00%" fo:text-align="left" fo:margin-bottom="10.00pt"/>
    </style:style>
    <style:style style:name="P91" style:family="paragraph">
      <style:paragraph-properties fo:line-height="115.00%" fo:text-align="left" fo:margin-bottom="10.00pt"/>
    </style:style>
    <style:style style:name="P92" style:family="paragraph">
      <style:paragraph-properties fo:line-height="115.00%" fo:text-align="left" fo:margin-bottom="10.00pt"/>
    </style:style>
    <style:style style:name="P93" style:family="paragraph">
      <style:paragraph-properties fo:line-height="115.00%" fo:text-align="left" fo:margin-bottom="10.00pt"/>
    </style:style>
    <style:style style:name="P94" style:family="paragraph">
      <style:paragraph-properties fo:line-height="115.00%" fo:text-align="left" fo:margin-bottom="10.00pt"/>
    </style:style>
    <style:style style:name="P95" style:family="paragraph">
      <style:paragraph-properties fo:line-height="115.00%" fo:text-align="left" fo:margin-bottom="10.00pt"/>
    </style:style>
    <style:style style:name="P96" style:family="paragraph">
      <style:paragraph-properties fo:line-height="115.00%" fo:text-align="left" fo:margin-bottom="10.00pt"/>
    </style:style>
    <style:style style:name="P97" style:family="paragraph">
      <style:paragraph-properties fo:line-height="115.00%" fo:text-align="left" fo:margin-bottom="10.00pt"/>
    </style:style>
    <style:style style:name="P98" style:family="paragraph">
      <style:paragraph-properties fo:line-height="115.00%" fo:text-align="left" fo:margin-bottom="10.00pt"/>
    </style:style>
    <style:style style:name="P99" style:family="paragraph">
      <style:paragraph-properties fo:line-height="115.00%" fo:text-align="left" fo:margin-bottom="10.00pt"/>
    </style:style>
    <style:style style:name="P100" style:family="paragraph">
      <style:paragraph-properties fo:line-height="115.00%" fo:text-align="left" fo:margin-bottom="10.00pt"/>
    </style:style>
    <style:style style:name="P101" style:family="paragraph">
      <style:paragraph-properties fo:line-height="115.00%" fo:text-align="left" fo:margin-bottom="10.00pt"/>
    </style:style>
    <style:style style:name="P102" style:family="paragraph">
      <style:paragraph-properties fo:line-height="115.00%" fo:text-align="left" fo:margin-bottom="10.00pt"/>
    </style:style>
    <style:style style:name="P103" style:family="paragraph">
      <style:paragraph-properties fo:line-height="115.00%" fo:text-align="left" fo:margin-bottom="10.00pt"/>
    </style:style>
    <style:style style:name="P104" style:family="paragraph">
      <style:paragraph-properties fo:line-height="115.00%" fo:text-align="left" fo:margin-bottom="10.00pt"/>
    </style:style>
    <style:style style:name="P105" style:family="paragraph">
      <style:paragraph-properties fo:line-height="115.00%" fo:text-align="left" fo:margin-bottom="10.00pt"/>
    </style:style>
    <style:style style:name="P106" style:family="paragraph">
      <style:paragraph-properties fo:line-height="115.00%" fo:text-align="left" fo:margin-bottom="10.00pt"/>
    </style:style>
    <style:style style:name="P107" style:family="paragraph">
      <style:paragraph-properties fo:line-height="115.00%" fo:text-align="left" fo:margin-bottom="10.00pt"/>
    </style:style>
    <style:style style:name="P108" style:family="paragraph">
      <style:paragraph-properties fo:line-height="115.00%" fo:text-align="left" fo:margin-bottom="10.00pt"/>
    </style:style>
    <style:style style:name="P109" style:family="paragraph">
      <style:paragraph-properties fo:line-height="115.00%" fo:text-align="left" fo:margin-bottom="10.00pt"/>
    </style:style>
    <style:style style:name="P110" style:family="paragraph">
      <style:paragraph-properties fo:line-height="115.00%" fo:text-align="left" fo:margin-bottom="10.00pt"/>
    </style:style>
    <style:style style:name="P111" style:family="paragraph">
      <style:paragraph-properties fo:line-height="115.00%" fo:text-align="left" fo:margin-bottom="10.00pt"/>
    </style:style>
    <style:style style:name="P112" style:family="paragraph">
      <style:paragraph-properties fo:line-height="115.00%" fo:text-align="left" fo:margin-bottom="10.00pt"/>
    </style:style>
    <style:style style:name="P113" style:family="paragraph">
      <style:paragraph-properties fo:line-height="115.00%" fo:text-align="left" fo:margin-bottom="10.00pt"/>
    </style:style>
    <style:style style:name="P114" style:family="paragraph">
      <style:paragraph-properties fo:line-height="115.00%" fo:text-align="left" fo:margin-bottom="10.00pt"/>
    </style:style>
    <style:style style:name="P115" style:family="paragraph">
      <style:paragraph-properties fo:line-height="115.00%" fo:text-align="left" fo:margin-bottom="10.00pt"/>
    </style:style>
    <style:style style:name="P116" style:family="paragraph">
      <style:paragraph-properties fo:line-height="115.00%" fo:text-align="left" fo:margin-bottom="10.00pt"/>
    </style:style>
    <style:style style:name="P117" style:family="paragraph">
      <style:paragraph-properties fo:line-height="115.00%" fo:text-align="left" fo:margin-bottom="10.00pt"/>
    </style:style>
    <style:style style:name="P118" style:family="paragraph">
      <style:paragraph-properties fo:line-height="115.00%" fo:text-align="left" fo:margin-bottom="10.00pt"/>
    </style:style>
    <style:style style:name="P11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ew<text:s text:c="3"/>Connection</text:span></text:p>
      <text:p text:style-name="P2"><text:span text:style-name="T2">import java.sql.Connection;</text:span></text:p>
      <text:p text:style-name="P2"><text:span text:style-name="T2">import java.sql.DriverManager;</text:span></text:p>
      <text:p text:style-name="P2"><text:span text:style-name="T2">import java.sql.ResultSet;</text:span></text:p>
      <text:p text:style-name="P2"><text:span text:style-name="T2">import java.sql.Statement;</text:span></text:p>
      <text:p text:style-name="P2"><text:span text:style-name="T2">import javax.swing.JOptionPane;</text:span></text:p>
      <text:p text:style-name="P3"><text:span text:style-name="T3"/></text:p>
      <text:p text:style-name="P4"><text:span text:style-name="T4">public class second extends javax.swing.JFrame {</text:span></text:p>
      <text:p text:style-name="P4"><text:span text:style-name="T4"><text:s text:c="2"/>public second() {</text:span></text:p>
      <text:p text:style-name="P4"><text:span text:style-name="T4"><text:s text:c="8"/>initComponents();</text:span></text:p>
      <text:p text:style-name="P4"><text:span text:style-name="T4"><text:s text:c="4"/>}</text:span></text:p>
      <text:p text:style-name="P4"><text:span text:style-name="T4"><text:s text:c="4"/>@SuppressWarnings("unchecked")</text:span></text:p>
      <text:p text:style-name="P5"><text:span text:style-name="T4"><text:s text:c="4"/>// &lt;editor-fold defaultstate="collapsed" desc="Generated Code"&gt;</text:span></text:p>
      <text:p text:style-name="P6"><text:span text:style-name="T4"><text:s text:c="4"/>private void initComponents() {</text:span></text:p>
      <text:p text:style-name="P7"><text:span text:style-name="T5"/></text:p>
      <text:p text:style-name="P8"><text:span text:style-name="T6"><text:s text:c="8"/>jLabel2 = new javax.swing.JLabel();</text:span></text:p>
      <text:p text:style-name="P8"><text:span text:style-name="T6"><text:s text:c="8"/>jLabel9 = new javax.swing.JLabel();</text:span></text:p>
      <text:p text:style-name="P8"><text:span text:style-name="T6"><text:s text:c="8"/>jLabel1 = new javax.swing.JLabel();</text:span></text:p>
      <text:p text:style-name="P8"><text:span text:style-name="T6"><text:s text:c="8"/>jLabel3 = new javax.swing.JLabel();</text:span></text:p>
      <text:p text:style-name="P8"><text:span text:style-name="T6"><text:s text:c="8"/>t1 = new javax.swing.JTextField();</text:span></text:p>
      <text:p text:style-name="P8"><text:span text:style-name="T6"><text:s text:c="8"/>jLabel4 = new javax.swing.JLabel();</text:span></text:p>
      <text:p text:style-name="P8"><text:span text:style-name="T6"><text:s text:c="8"/>t2 = new javax.swing.JTextField();</text:span></text:p>
      <text:p text:style-name="P8"><text:span text:style-name="T6"><text:s text:c="8"/>t3 = new javax.swing.JTextField();</text:span></text:p>
      <text:p text:style-name="P8"><text:span text:style-name="T6"><text:s text:c="8"/>jLabel5 = new javax.swing.JLabel();</text:span></text:p>
      <text:p text:style-name="P8"><text:span text:style-name="T6"><text:s text:c="8"/>jLabel6 = new javax.swing.JLabel();</text:span></text:p>
      <text:p text:style-name="P8"><text:span text:style-name="T6"><text:s text:c="8"/>jScrollPane1 = new javax.swing.JScrollPane();</text:span></text:p>
      <text:p text:style-name="P8"><text:span text:style-name="T6"><text:s text:c="8"/>t4 = new javax.swing.JTextArea();</text:span></text:p>
      <text:p text:style-name="P8"><text:span text:style-name="T6"><text:s text:c="8"/>jLabel7 = new javax.swing.JLabel();</text:span></text:p>
      <text:p text:style-name="P8"><text:span text:style-name="T6"><text:s text:c="8"/>t5 = new javax.swing.JTextField();</text:span></text:p>
      <text:p text:style-name="P8"><text:span text:style-name="T6"><text:s text:c="8"/>jButton1 = new javax.swing.JButton();</text:span></text:p>
      <text:p text:style-name="P8"><text:span text:style-name="T6"><text:s text:c="8"/>jButton2 = new javax.swing.JButton();</text:span></text:p>
      <text:p text:style-name="P8"><text:span text:style-name="T6"><text:s text:c="8"/>jLabel8 = new javax.swing.JLabel();</text:span></text:p>
      <text:p text:style-name="P8"><text:span text:style-name="T6"><text:s text:c="8"/>t6 = new javax.swing.JTextField();</text:span></text:p>
      <text:p text:style-name="P8"><text:span text:style-name="T6"><text:s text:c="8"/>jLabel10 = new javax.swing.JLabel();</text:span></text:p>
      <text:p text:style-name="P8"><text:span text:style-name="T6"><text:s text:c="8"/>c1 = new javax.swing.JComboBox();</text:span></text:p>
      <text:p text:style-name="P8"><text:span text:style-name="T6"><text:s text:c="8"/>d1 = new com.toedter.calendar.JDateChooser();</text:span></text:p>
      <text:p text:style-name="P8"><text:span text:style-name="T6"><text:s text:c="8"/>jLabel11 = new javax.swing.JLabel();</text:span></text:p>
      <text:p text:style-name="P9"><text:span text:style-name="T7"/></text:p>
      <text:p text:style-name="P10"><text:span text:style-name="T8"><text:s text:c="8"/>jLabel2.setText("jLabel2");</text:span></text:p>
      <text:p text:style-name="P11"><text:span text:style-name="T9"/></text:p>
      <text:p text:style-name="P12"><text:span text:style-name="T10"><text:s text:c="8"/>jLabel9.setText("jLabel9");</text:span></text:p>
      <text:p text:style-name="P13"><text:span text:style-name="T11"/></text:p>
      <text:p text:style-name="P14"><text:span text:style-name="T12"><text:s text:c="8"/>setDefaultCloseOperation(javax.swing.WindowConstants.DISPOSE_ON_CLOSE);</text:span></text:p>
      <text:p text:style-name="P14"><text:span text:style-name="T12"><text:s text:c="8"/>setTitle("NEW CUSTOMER");</text:span></text:p>
      <text:p text:style-name="P15"><text:span text:style-name="T13"/></text:p>
      <text:p text:style-name="P16"><text:span text:style-name="T14"><text:s text:c="8"/>jLabel1.setFont(new java.awt.Font("Tahoma", 1, 15)); // NOI18N</text:span></text:p>
      <text:p text:style-name="P16"><text:span text:style-name="T14"><text:s text:c="8"/>jLabel1.setForeground(new java.awt.Color(0, 51, 102));</text:span></text:p>
      <text:p text:style-name="P16"><text:span text:style-name="T14"><text:s text:c="8"/>jLabel1.setText(" Person Name");</text:span></text:p>
      <text:p text:style-name="P16"><text:span text:style-name="T14"><text:s text:c="8"/>jLabel1.setBorder(new javax.swing.border.LineBorder(new java.awt.Color(0, 0, 0), 1, true));</text:span></text:p>
      <text:p text:style-name="P17"><text:span text:style-name="T15"/></text:p>
      <text:p text:style-name="P18"><text:span text:style-name="T16"><text:s text:c="8"/>jLabel3.setFont(new java.awt.Font("Tahoma", 1, 15)); // NOI18N</text:span></text:p>
      <text:p text:style-name="P18"><text:span text:style-name="T16"><text:s text:c="8"/>jLabel3.setForeground(new java.awt.Color(0, 51, 102));</text:span></text:p>
      <text:p text:style-name="P18"><text:span text:style-name="T16"><text:s text:c="8"/>jLabel3.setText(" Address");</text:span></text:p>
      <text:p text:style-name="P18"><text:span text:style-name="T16"><text:s text:c="8"/>jLabel3.setBorder(new javax.swing.border.LineBorder(new java.awt.Color(0, 0, 0), 1, true));</text:span></text:p>
      <text:p text:style-name="P19"><text:span text:style-name="T17"/></text:p>
      <text:p text:style-name="P20"><text:span text:style-name="T18"><text:s text:c="8"/>t1.setFont(new java.awt.Font("Tahoma", 0, 14)); // NOI18N</text:span></text:p>
      <text:p text:style-name="P20"><text:span text:style-name="T18"><text:s text:c="8"/>t1.setBorder(new javax.swing.border.LineBorder(new java.awt.Color(0, 0, 0), 1, true));</text:span></text:p>
      <text:p text:style-name="P20"><text:span text:style-name="T18"><text:s text:c="8"/>t1.addActionListener(new java.awt.event.ActionListener() {</text:span></text:p>
      <text:p text:style-name="P20"><text:span text:style-name="T18"><text:s text:c="12"/>public void actionPerformed(java.awt.event.ActionEvent evt) {</text:span></text:p>
      <text:p text:style-name="P20"><text:span text:style-name="T18"><text:s text:c="16"/>t1ActionPerformed(evt);</text:span></text:p>
      <text:p text:style-name="P20"><text:span text:style-name="T18"><text:s text:c="12"/>}</text:span></text:p>
      <text:p text:style-name="P20"><text:span text:style-name="T18"><text:s text:c="8"/>});</text:span></text:p>
      <text:p text:style-name="P20"><text:span text:style-name="T18"><text:s text:c="8"/>t1.addKeyListener(new java.awt.event.KeyAdapter() {</text:span></text:p>
      <text:p text:style-name="P20"><text:span text:style-name="T18"><text:s text:c="12"/>public void keyTyped(java.awt.event.KeyEvent evt) {</text:span></text:p>
      <text:p text:style-name="P20"><text:span text:style-name="T18"><text:s text:c="16"/>t1KeyTyped(evt);</text:span></text:p>
      <text:p text:style-name="P20"><text:span text:style-name="T18"><text:s text:c="12"/>}</text:span></text:p>
      <text:p text:style-name="P20"><text:span text:style-name="T18"><text:s text:c="8"/>});</text:span></text:p>
      <text:p text:style-name="P21"><text:span text:style-name="T19"/></text:p>
      <text:p text:style-name="P22"><text:span text:style-name="T20"><text:s text:c="8"/>jLabel4.setBackground(new java.awt.Color(51, 124, 213));</text:span></text:p>
      <text:p text:style-name="P22"><text:span text:style-name="T20"><text:s text:c="8"/>jLabel4.setFont(new java.awt.Font("Tahoma", 1, 12)); // NOI18N</text:span></text:p>
      <text:p text:style-name="P22"><text:span text:style-name="T20"><text:s text:c="8"/>jLabel4.setText("<text:s text:c="2"/>first name");</text:span></text:p>
      <text:p text:style-name="P22"><text:span text:style-name="T20"><text:s text:c="8"/>jLabel4.setBorder(new javax.swing.border.LineBorder(new java.awt.Color(0, 0, 0), 1, true));</text:span></text:p>
      <text:p text:style-name="P23"><text:span text:style-name="T21"/></text:p>
      <text:p text:style-name="P24"><text:span text:style-name="T22"><text:s text:c="8"/>t2.setFont(new java.awt.Font("Tahoma", 0, 14)); // NOI18N</text:span></text:p>
      <text:p text:style-name="P24"><text:span text:style-name="T22"><text:s text:c="8"/>t2.setBorder(new javax.swing.border.LineBorder(new java.awt.Color(0, 0, 0), 1, true));</text:span></text:p>
      <text:p text:style-name="P24"><text:span text:style-name="T22"><text:s text:c="8"/>t2.addKeyListener(new java.awt.event.KeyAdapter() {</text:span></text:p>
      <text:p text:style-name="P24"><text:span text:style-name="T22"><text:s text:c="12"/>public void keyTyped(java.awt.event.KeyEvent evt) {</text:span></text:p>
      <text:p text:style-name="P24"><text:span text:style-name="T22"><text:s text:c="16"/>t2KeyTyped(evt);</text:span></text:p>
      <text:p text:style-name="P24"><text:span text:style-name="T22"><text:s text:c="12"/>}</text:span></text:p>
      <text:p text:style-name="P24"><text:span text:style-name="T22"><text:s text:c="8"/>});</text:span></text:p>
      <text:p text:style-name="P25"><text:span text:style-name="T23"/></text:p>
      <text:p text:style-name="P26"><text:span text:style-name="T24"><text:s text:c="8"/>t3.setFont(new java.awt.Font("Tahoma", 0, 14)); // NOI18N</text:span></text:p>
      <text:p text:style-name="P26"><text:span text:style-name="T24"><text:s text:c="8"/>t3.setBorder(new javax.swing.border.LineBorder(new java.awt.Color(0, 0, 0), 1, true));</text:span></text:p>
      <text:p text:style-name="P26"><text:span text:style-name="T24"><text:s text:c="8"/>t3.addKeyListener(new java.awt.event.KeyAdapter() {</text:span></text:p>
      <text:p text:style-name="P26"><text:span text:style-name="T24"><text:s text:c="12"/>public void keyTyped(java.awt.event.KeyEvent evt) {</text:span></text:p>
      <text:p text:style-name="P26"><text:span text:style-name="T24"><text:s text:c="16"/>t3KeyTyped(evt);</text:span></text:p>
      <text:p text:style-name="P26"><text:span text:style-name="T24"><text:s text:c="12"/>}</text:span></text:p>
      <text:p text:style-name="P26"><text:span text:style-name="T24"><text:s text:c="8"/>});</text:span></text:p>
      <text:p text:style-name="P27"><text:span text:style-name="T25"/></text:p>
      <text:p text:style-name="P28"><text:span text:style-name="T26"><text:s text:c="8"/>jLabel5.setFont(new java.awt.Font("Tahoma", 1, 12)); // NOI18N</text:span></text:p>
      <text:p text:style-name="P28"><text:span text:style-name="T26"><text:s text:c="8"/>jLabel5.setText("<text:s text:c="2"/>middle name");</text:span></text:p>
      <text:p text:style-name="P28"><text:span text:style-name="T26"><text:s text:c="8"/>jLabel5.setBorder(new javax.swing.border.LineBorder(new java.awt.Color(0, 0, 0), 1, true));</text:span></text:p>
      <text:p text:style-name="P29"><text:span text:style-name="T27"/></text:p>
      <text:p text:style-name="P30"><text:span text:style-name="T28"><text:s text:c="8"/>jLabel6.setFont(new java.awt.Font("Tahoma", 1, 12)); // NOI18N</text:span></text:p>
      <text:p text:style-name="P30"><text:span text:style-name="T28"><text:s text:c="8"/>jLabel6.setText("<text:s text:c="2"/>lastname");</text:span></text:p>
      <text:p text:style-name="P30"><text:span text:style-name="T28"><text:s text:c="8"/>jLabel6.setBorder(new javax.swing.border.LineBorder(new java.awt.Color(0, 0, 0), 1, true));</text:span></text:p>
      <text:p text:style-name="P31"><text:span text:style-name="T29"/></text:p>
      <text:p text:style-name="P32"><text:span text:style-name="T30"><text:s text:c="8"/>t4.setColumns(20);</text:span></text:p>
      <text:p text:style-name="P32"><text:span text:style-name="T30"><text:s text:c="8"/>t4.setFont(new java.awt.Font("Tahoma", 0, 14)); // NOI18N</text:span></text:p>
      <text:p text:style-name="P32"><text:span text:style-name="T30"><text:s text:c="8"/>t4.setRows(5);</text:span></text:p>
      <text:p text:style-name="P32"><text:span text:style-name="T30"><text:s text:c="8"/>t4.setBorder(javax.swing.BorderFactory.createBevelBorder(0, new java.awt.Color(204, 204, 255), new java.awt.Color(255, 204, 255), null, null));</text:span></text:p>
      <text:p text:style-name="P32"><text:span text:style-name="T30"><text:s text:c="8"/>t4.addKeyListener(new java.awt.event.KeyAdapter() {</text:span></text:p>
      <text:p text:style-name="P32"><text:span text:style-name="T30"><text:s text:c="12"/>public void keyTyped(java.awt.event.KeyEvent evt) {</text:span></text:p>
      <text:p text:style-name="P32"><text:span text:style-name="T30"><text:s text:c="16"/>t4KeyTyped(evt);</text:span></text:p>
      <text:p text:style-name="P32"><text:span text:style-name="T30"><text:s text:c="12"/>}</text:span></text:p>
      <text:p text:style-name="P32"><text:span text:style-name="T30"><text:s text:c="8"/>});</text:span></text:p>
      <text:p text:style-name="P32"><text:span text:style-name="T30"><text:s text:c="8"/>jScrollPane1.setViewportView(t4);</text:span></text:p>
      <text:p text:style-name="P33"><text:span text:style-name="T31"/></text:p>
      <text:p text:style-name="P34"><text:span text:style-name="T32"><text:s text:c="8"/>jLabel7.setFont(new java.awt.Font("Tahoma", 1, 15)); // NOI18N</text:span></text:p>
      <text:p text:style-name="P34"><text:span text:style-name="T32"><text:s text:c="8"/>jLabel7.setForeground(new java.awt.Color(0, 51, 102));</text:span></text:p>
      <text:p text:style-name="P34"><text:span text:style-name="T32"><text:s text:c="8"/>jLabel7.setText(" Mobile No");</text:span></text:p>
      <text:p text:style-name="P34"><text:span text:style-name="T32"><text:s text:c="8"/>jLabel7.setBorder(new javax.swing.border.LineBorder(new java.awt.Color(0, 0, 0), 1, true));</text:span></text:p>
      <text:p text:style-name="P35"><text:span text:style-name="T33"/></text:p>
      <text:p text:style-name="P36"><text:span text:style-name="T34"><text:s text:c="8"/>t5.setFont(new java.awt.Font("Tahoma", 0, 14)); // NOI18N</text:span></text:p>
      <text:p text:style-name="P36"><text:span text:style-name="T34"><text:s text:c="8"/>t5.setBorder(new javax.swing.border.LineBorder(new java.awt.Color(0, 0, 0), 1, true));</text:span></text:p>
      <text:p text:style-name="P36"><text:span text:style-name="T34"><text:s text:c="8"/>t5.addKeyListener(new java.awt.event.KeyAdapter() {</text:span></text:p>
      <text:p text:style-name="P36"><text:span text:style-name="T34"><text:s text:c="12"/>public void keyTyped(java.awt.event.KeyEvent evt) {</text:span></text:p>
      <text:p text:style-name="P36"><text:span text:style-name="T34"><text:s text:c="16"/>t5KeyTyped(evt);</text:span></text:p>
      <text:p text:style-name="P36"><text:span text:style-name="T34"><text:s text:c="12"/>}</text:span></text:p>
      <text:p text:style-name="P36"><text:span text:style-name="T34"><text:s text:c="8"/>});</text:span></text:p>
      <text:p text:style-name="P37"><text:span text:style-name="T35"/></text:p>
      <text:p text:style-name="P38"><text:span text:style-name="T36"><text:s text:c="8"/>jButton1.setFont(new java.awt.Font("Tahoma", 1, 15)); // NOI18N</text:span></text:p>
      <text:p text:style-name="P38"><text:span text:style-name="T36"><text:s text:c="8"/>jButton1.setText("Ok");</text:span></text:p>
      <text:p text:style-name="P38"><text:span text:style-name="T36"><text:s text:c="8"/>jButton1.setBorder(javax.swing.BorderFactory.createTitledBorder(null, "", 0, 0, new java.awt.Font("Tahoma", 1, 10))); // NOI18N</text:span></text:p>
      <text:p text:style-name="P38"><text:span text:style-name="T36"><text:s text:c="8"/>jButton1.addActionListener(new java.awt.event.ActionListener() {</text:span></text:p>
      <text:p text:style-name="P38"><text:span text:style-name="T36"><text:s text:c="12"/>public void actionPerformed(java.awt.event.ActionEvent evt) {</text:span></text:p>
      <text:p text:style-name="P38"><text:span text:style-name="T36"><text:s text:c="16"/>jButton1ActionPerformed(evt);</text:span></text:p>
      <text:p text:style-name="P38"><text:span text:style-name="T36"><text:s text:c="12"/>}</text:span></text:p>
      <text:p text:style-name="P38"><text:span text:style-name="T36"><text:s text:c="8"/>});</text:span></text:p>
      <text:p text:style-name="P39"><text:span text:style-name="T37"/></text:p>
      <text:p text:style-name="P40"><text:span text:style-name="T38"><text:s text:c="8"/>jButton2.setFont(new java.awt.Font("Tahoma", 1, 15)); // NOI18N</text:span></text:p>
      <text:p text:style-name="P40"><text:span text:style-name="T38"><text:s text:c="8"/>jButton2.setText("Cancel");</text:span></text:p>
      <text:p text:style-name="P40"><text:span text:style-name="T38"><text:s text:c="8"/>jButton2.setBorder(javax.swing.BorderFactory.createTitledBorder(null, "", 0, 0, new java.awt.Font("Tahoma", 1, 10))); // NOI18N</text:span></text:p>
      <text:p text:style-name="P40"><text:span text:style-name="T38"><text:s text:c="8"/>jButton2.addActionListener(new java.awt.event.ActionListener() {</text:span></text:p>
      <text:p text:style-name="P40"><text:span text:style-name="T38"><text:s text:c="12"/>public void actionPerformed(java.awt.event.ActionEvent evt) {</text:span></text:p>
      <text:p text:style-name="P40"><text:span text:style-name="T38"><text:s text:c="16"/>jButton2ActionPerformed(evt);</text:span></text:p>
      <text:p text:style-name="P40"><text:span text:style-name="T38"><text:s text:c="12"/>}</text:span></text:p>
      <text:p text:style-name="P40"><text:span text:style-name="T38"><text:s text:c="8"/>});</text:span></text:p>
      <text:p text:style-name="P41"><text:span text:style-name="T39"/></text:p>
      <text:p text:style-name="P42"><text:span text:style-name="T40"><text:s text:c="8"/>jLabel8.setFont(new java.awt.Font("Tahoma", 1, 15)); // NOI18N</text:span></text:p>
      <text:p text:style-name="P42"><text:span text:style-name="T40"><text:s text:c="8"/>jLabel8.setForeground(new java.awt.Color(0, 51, 102));</text:span></text:p>
      <text:p text:style-name="P42"><text:span text:style-name="T40"><text:s text:c="8"/>jLabel8.setText(" E-Mail ID");</text:span></text:p>
      <text:p text:style-name="P42"><text:span text:style-name="T40"><text:s text:c="8"/>jLabel8.setBorder(new javax.swing.border.LineBorder(new java.awt.Color(0, 0, 0), 1, true));</text:span></text:p>
      <text:p text:style-name="P43"><text:span text:style-name="T41"/></text:p>
      <text:p text:style-name="P44"><text:span text:style-name="T42"><text:s text:c="8"/>t6.setFont(new java.awt.Font("Tahoma", 0, 14)); // NOI18N</text:span></text:p>
      <text:p text:style-name="P44"><text:span text:style-name="T42"><text:s text:c="8"/>t6.setBorder(new javax.swing.border.LineBorder(new java.awt.Color(0, 0, 0), 1, true));</text:span></text:p>
      <text:p text:style-name="P44"><text:span text:style-name="T42"><text:s text:c="8"/>t6.addActionListener(new java.awt.event.ActionListener() {</text:span></text:p>
      <text:p text:style-name="P44"><text:span text:style-name="T42"><text:s text:c="12"/>public void actionPerformed(java.awt.event.ActionEvent evt) {</text:span></text:p>
      <text:p text:style-name="P44"><text:span text:style-name="T42"><text:s text:c="16"/>t6ActionPerformed(evt);</text:span></text:p>
      <text:p text:style-name="P44"><text:span text:style-name="T42"><text:s text:c="12"/>}</text:span></text:p>
      <text:p text:style-name="P44"><text:span text:style-name="T42"><text:s text:c="8"/>});</text:span></text:p>
      <text:p text:style-name="P44"><text:span text:style-name="T42"><text:s text:c="8"/>t6.addKeyListener(new java.awt.event.KeyAdapter() {</text:span></text:p>
      <text:p text:style-name="P44"><text:span text:style-name="T42"><text:s text:c="12"/>public void keyTyped(java.awt.event.KeyEvent evt) {</text:span></text:p>
      <text:p text:style-name="P44"><text:span text:style-name="T42"><text:s text:c="16"/>t6KeyTyped(evt);</text:span></text:p>
      <text:p text:style-name="P44"><text:span text:style-name="T42"><text:s text:c="12"/>}</text:span></text:p>
      <text:p text:style-name="P44"><text:span text:style-name="T42"><text:s text:c="8"/>});</text:span></text:p>
      <text:p text:style-name="P45"><text:span text:style-name="T43"/></text:p>
      <text:p text:style-name="P46"><text:span text:style-name="T44"><text:s text:c="8"/>jLabel10.setFont(new java.awt.Font("Tahoma", 1, 15)); // NOI18N</text:span></text:p>
      <text:p text:style-name="P46"><text:span text:style-name="T44"><text:s text:c="8"/>jLabel10.setForeground(new java.awt.Color(0, 51, 102));</text:span></text:p>
      <text:p text:style-name="P46"><text:span text:style-name="T44"><text:s text:c="8"/>jLabel10.setText("<text:s text:c="2"/>Area");</text:span></text:p>
      <text:p text:style-name="P46"><text:span text:style-name="T44"><text:s text:c="8"/>jLabel10.setBorder(javax.swing.BorderFactory.createLineBorder(new java.awt.Color(0, 0, 0)));</text:span></text:p>
      <text:p text:style-name="P47"><text:span text:style-name="T45"/></text:p>
      <text:p text:style-name="P48"><text:span text:style-name="T46"><text:s text:c="8"/>c1.setFont(new java.awt.Font("Tahoma", 1, 14)); // NOI18N</text:span></text:p>
      <text:p text:style-name="P48"><text:span text:style-name="T46"><text:s text:c="8"/>c1.setModel(new javax.swing.DefaultComboBoxModel(new String[] { "Rural", "Urban" }));</text:span></text:p>
      <text:p text:style-name="P48"><text:span text:style-name="T46"><text:s text:c="8"/>c1.setBorder(new javax.swing.border.LineBorder(new java.awt.Color(0, 0, 0), 1, true));</text:span></text:p>
      <text:p text:style-name="P48"><text:span text:style-name="T46"><text:s text:c="8"/>c1.addItemListener(new java.awt.event.ItemListener() {</text:span></text:p>
      <text:p text:style-name="P48"><text:span text:style-name="T46"><text:s text:c="12"/>public void itemStateChanged(java.awt.event.ItemEvent evt) {</text:span></text:p>
      <text:p text:style-name="P48"><text:span text:style-name="T46"><text:s text:c="16"/>c1ItemStateChanged(evt);</text:span></text:p>
      <text:p text:style-name="P48"><text:span text:style-name="T46"><text:s text:c="12"/>}</text:span></text:p>
      <text:p text:style-name="P48"><text:span text:style-name="T46"><text:s text:c="8"/>});</text:span></text:p>
      <text:p text:style-name="P48"><text:span text:style-name="T46"><text:s text:c="8"/>c1.addActionListener(new java.awt.event.ActionListener() {</text:span></text:p>
      <text:p text:style-name="P48"><text:span text:style-name="T46"><text:s text:c="12"/>public void actionPerformed(java.awt.event.ActionEvent evt) {</text:span></text:p>
      <text:p text:style-name="P48"><text:span text:style-name="T46"><text:s text:c="16"/>c1ActionPerformed(evt);</text:span></text:p>
      <text:p text:style-name="P48"><text:span text:style-name="T46"><text:s text:c="12"/>}</text:span></text:p>
      <text:p text:style-name="P48"><text:span text:style-name="T46"><text:s text:c="8"/>});</text:span></text:p>
      <text:p text:style-name="P49"><text:span text:style-name="T47"/></text:p>
      <text:p text:style-name="P50"><text:span text:style-name="T48"><text:s text:c="8"/>d1.setDateFormatString("dd-MMM-yyyy");</text:span></text:p>
      <text:p text:style-name="P51"><text:span text:style-name="T49"/></text:p>
      <text:p text:style-name="P52"><text:span text:style-name="T50"><text:s text:c="8"/>jLabel11.setFont(new java.awt.Font("Tahoma", 1, 15)); // NOI18N</text:span></text:p>
      <text:p text:style-name="P52"><text:span text:style-name="T50"><text:s text:c="8"/>jLabel11.setForeground(new java.awt.Color(0, 51, 102));</text:span></text:p>
      <text:p text:style-name="P52"><text:span text:style-name="T50"><text:s text:c="8"/>jLabel11.setText("<text:s text:c="2"/>Connection Date");</text:span></text:p>
      <text:p text:style-name="P52"><text:span text:style-name="T50"><text:s text:c="8"/>jLabel11.setBorder(new javax.swing.border.LineBorder(new java.awt.Color(0, 0, 0), 1, true));</text:span></text:p>
      <text:p text:style-name="P53"><text:span text:style-name="T51"/></text:p>
      <text:p text:style-name="P54"><text:span text:style-name="T52"><text:s text:c="8"/>javax.swing.GroupLayout layout = new javax.swing.GroupLayout(getContentPane());</text:span></text:p>
      <text:p text:style-name="P54"><text:span text:style-name="T52"><text:s text:c="8"/>getContentPane().setLayout(layout);</text:span></text:p>
      <text:p text:style-name="P54"><text:span text:style-name="T52"><text:s text:c="8"/>layout.setHorizontalGroup(</text:span></text:p>
      <text:p text:style-name="P54"><text:span text:style-name="T52"><text:s text:c="12"/>layout.createParallelGroup(javax.swing.GroupLayout.Alignment.LEADING)</text:span></text:p>
      <text:p text:style-name="P54"><text:span text:style-name="T52"><text:s text:c="12"/>.addGroup(layout.createSequentialGroup()</text:span></text:p>
      <text:p text:style-name="P54"><text:span text:style-name="T52"><text:s text:c="16"/>.addGap(34, 34, 34)</text:span></text:p>
      <text:p text:style-name="P54"><text:span text:style-name="T52"><text:s text:c="16"/>.addGroup(layout.createParallelGroup(javax.swing.GroupLayout.Alignment.LEADING)</text:span></text:p>
      <text:p text:style-name="P54"><text:span text:style-name="T52"><text:s text:c="20"/>.addGroup(layout.createSequentialGroup()</text:span></text:p>
      <text:p text:style-name="P54"><text:span text:style-name="T52"><text:s text:c="24"/>.addComponent(jLabel1, javax.swing.GroupLayout.PREFERRED_SIZE, 122, javax.swing.GroupLayout.PREFERRED_SIZE)</text:span></text:p>
      <text:p text:style-name="P54"><text:span text:style-name="T52"><text:s text:c="24"/>.addGap(69, 69, 69)</text:span></text:p>
      <text:p text:style-name="P54"><text:span text:style-name="T52"><text:s text:c="24"/>.addGroup(layout.createParallelGroup(javax.swing.GroupLayout.Alignment.LEADING)</text:span></text:p>
      <text:p text:style-name="P54"><text:span text:style-name="T52"><text:s text:c="28"/>.addComponent(jLabel4, javax.swing.GroupLayout.PREFERRED_SIZE, 96, javax.swing.GroupLayout.PREFERRED_SIZE)</text:span></text:p>
      <text:p text:style-name="P54"><text:span text:style-name="T52"><text:s text:c="28"/>.addComponent(t1, javax.swing.GroupLayout.PREFERRED_SIZE, 96, javax.swing.GroupLayout.PREFERRED_SIZE))</text:span></text:p>
      <text:p text:style-name="P54"><text:span text:style-name="T52"><text:s text:c="24"/>.addGap(40, 40, 40)</text:span></text:p>
      <text:p text:style-name="P54"><text:span text:style-name="T52"><text:s text:c="24"/>.addGroup(layout.createParallelGroup(javax.swing.GroupLayout.Alignment.LEADING, false)</text:span></text:p>
      <text:p text:style-name="P54"><text:span text:style-name="T52"><text:s text:c="28"/>.addComponent(t2)</text:span></text:p>
      <text:p text:style-name="P54"><text:span text:style-name="T52"><text:s text:c="28"/>.addComponent(jLabel5, javax.swing.GroupLayout.DEFAULT_SIZE, 95, Short.MAX_VALUE)))</text:span></text:p>
      <text:p text:style-name="P54"><text:span text:style-name="T52"><text:s text:c="20"/>.addGroup(layout.createSequentialGroup()</text:span></text:p>
      <text:p text:style-name="P54"><text:span text:style-name="T52"><text:s text:c="24"/>.addGroup(layout.createParallelGroup(javax.swing.GroupLayout.Alignment.LEADING)</text:span></text:p>
      <text:p text:style-name="P54"><text:span text:style-name="T52"><text:s text:c="28"/>.addComponent(jLabel3, javax.swing.GroupLayout.PREFERRED_SIZE, 113, javax.swing.GroupLayout.PREFERRED_SIZE)</text:span></text:p>
      <text:p text:style-name="P54"><text:span text:style-name="T52"><text:s text:c="28"/>.addGroup(layout.createParallelGroup(javax.swing.GroupLayout.Alignment.TRAILING, false)</text:span></text:p>
      <text:p text:style-name="P54"><text:span text:style-name="T52"><text:s text:c="32"/>.addComponent(jLabel8, javax.swing.GroupLayout.Alignment.LEADING, javax.swing.GroupLayout.DEFAULT_SIZE, javax.swing.GroupLayout.DEFAULT_SIZE, Short.MAX_VALUE)</text:span></text:p>
      <text:p text:style-name="P54"><text:span text:style-name="T52"><text:s text:c="32"/>.addComponent(jLabel7, javax.swing.GroupLayout.Alignment.LEADING, javax.swing.GroupLayout.DEFAULT_SIZE, 113, Short.MAX_VALUE)))</text:span></text:p>
      <text:p text:style-name="P54"><text:span text:style-name="T52"><text:s text:c="24"/>.addGap(78, 78, 78)</text:span></text:p>
      <text:p text:style-name="P54"><text:span text:style-name="T52"><text:s text:c="24"/>.addGroup(layout.createParallelGroup(javax.swing.GroupLayout.Alignment.LEADING, false)</text:span></text:p>
      <text:p text:style-name="P54"><text:span text:style-name="T52"><text:s text:c="28"/>.addComponent(jScrollPane1, javax.swing.GroupLayout.PREFERRED_SIZE, 255, javax.swing.GroupLayout.PREFERRED_SIZE)</text:span></text:p>
      <text:p text:style-name="P54"><text:span text:style-name="T52"><text:s text:c="28"/>.addComponent(t6, javax.swing.GroupLayout.PREFERRED_SIZE, 154, javax.swing.GroupLayout.PREFERRED_SIZE)</text:span></text:p>
      <text:p text:style-name="P54"><text:span text:style-name="T52"><text:s text:c="28"/>.addComponent(t5, javax.swing.GroupLayout.PREFERRED_SIZE, 140, javax.swing.GroupLayout.PREFERRED_SIZE)</text:span></text:p>
      <text:p text:style-name="P54"><text:span text:style-name="T52"><text:s text:c="28"/>.addGroup(layout.createSequentialGroup()</text:span></text:p>
      <text:p text:style-name="P54"><text:span text:style-name="T52"><text:s text:c="32"/>.addComponent(c1, javax.swing.GroupLayout.PREFERRED_SIZE, 76, javax.swing.GroupLayout.PREFERRED_SIZE)</text:span></text:p>
      <text:p text:style-name="P54"><text:span text:style-name="T52"><text:s text:c="32"/>.addPreferredGap(javax.swing.LayoutStyle.ComponentPlacement.RELATED, javax.swing.GroupLayout.DEFAULT_SIZE, Short.MAX_VALUE)</text:span></text:p>
      <text:p text:style-name="P54"><text:span text:style-name="T52"><text:s text:c="32"/>.addComponent(jLabel11, javax.swing.GroupLayout.PREFERRED_SIZE, 147, javax.swing.GroupLayout.PREFERRED_SIZE)))))</text:span></text:p>
      <text:p text:style-name="P54"><text:span text:style-name="T52"><text:s text:c="16"/>.addPreferredGap(javax.swing.LayoutStyle.ComponentPlacement.RELATED, 21, Short.MAX_VALUE)</text:span></text:p>
      <text:p text:style-name="P54"><text:span text:style-name="T52"><text:s text:c="16"/>.addGroup(layout.createParallelGroup(javax.swing.GroupLayout.Alignment.LEADING)</text:span></text:p>
      <text:p text:style-name="P54"><text:span text:style-name="T52"><text:s text:c="20"/>.addGroup(javax.swing.GroupLayout.Alignment.TRAILING, layout.createSequentialGroup()</text:span></text:p>
      <text:p text:style-name="P54"><text:span text:style-name="T52"><text:s text:c="24"/>.addComponent(d1, javax.swing.GroupLayout.PREFERRED_SIZE, 151, javax.swing.GroupLayout.PREFERRED_SIZE)</text:span></text:p>
      <text:p text:style-name="P54"><text:span text:style-name="T52"><text:s text:c="24"/>.addContainerGap(87, Short.MAX_VALUE))</text:span></text:p>
      <text:p text:style-name="P54"><text:span text:style-name="T52"><text:s text:c="20"/>.addGroup(layout.createSequentialGroup()</text:span></text:p>
      <text:p text:style-name="P54"><text:span text:style-name="T52"><text:s text:c="24"/>.addGroup(layout.createParallelGroup(javax.swing.GroupLayout.Alignment.LEADING)</text:span></text:p>
      <text:p text:style-name="P54"><text:span text:style-name="T52"><text:s text:c="28"/>.addComponent(t3, javax.swing.GroupLayout.PREFERRED_SIZE, 112, javax.swing.GroupLayout.PREFERRED_SIZE)</text:span></text:p>
      <text:p text:style-name="P54"><text:span text:style-name="T52"><text:s text:c="28"/>.addComponent(jLabel6, javax.swing.GroupLayout.PREFERRED_SIZE, 112, javax.swing.GroupLayout.PREFERRED_SIZE))</text:span></text:p>
      <text:p text:style-name="P54"><text:span text:style-name="T52"><text:s text:c="24"/>.addGap(0, 0, Short.MAX_VALUE))))</text:span></text:p>
      <text:p text:style-name="P54"><text:span text:style-name="T52"><text:s text:c="12"/>.addGroup(layout.createSequentialGroup()</text:span></text:p>
      <text:p text:style-name="P54"><text:span text:style-name="T52"><text:s text:c="16"/>.addGap(42, 42, 42)</text:span></text:p>
      <text:p text:style-name="P54"><text:span text:style-name="T52"><text:s text:c="16"/>.addGroup(layout.createParallelGroup(javax.swing.GroupLayout.Alignment.TRAILING)</text:span></text:p>
      <text:p text:style-name="P54"><text:span text:style-name="T52"><text:s text:c="20"/>.addComponent(jButton1, javax.swing.GroupLayout.PREFERRED_SIZE, 91, javax.swing.GroupLayout.PREFERRED_SIZE)</text:span></text:p>
      <text:p text:style-name="P54"><text:span text:style-name="T52"><text:s text:c="20"/>.addComponent(jLabel10, javax.swing.GroupLayout.PREFERRED_SIZE, 101, javax.swing.GroupLayout.PREFERRED_SIZE))</text:span></text:p>
      <text:p text:style-name="P54"><text:span text:style-name="T52"><text:s text:c="16"/>.addGap(102, 102, 102)</text:span></text:p>
      <text:p text:style-name="P54"><text:span text:style-name="T52"><text:s text:c="16"/>.addComponent(jButton2, javax.swing.GroupLayout.PREFERRED_SIZE, 91, javax.swing.GroupLayout.PREFERRED_SIZE)</text:span></text:p>
      <text:p text:style-name="P54"><text:span text:style-name="T52"><text:s text:c="16"/>.addContainerGap())</text:span></text:p>
      <text:p text:style-name="P54"><text:span text:style-name="T52"><text:s text:c="8"/>);</text:span></text:p>
      <text:p text:style-name="P54"><text:span text:style-name="T52"><text:s text:c="8"/>layout.setVerticalGroup(</text:span></text:p>
      <text:p text:style-name="P54"><text:span text:style-name="T52"><text:s text:c="12"/>layout.createParallelGroup(javax.swing.GroupLayout.Alignment.LEADING)</text:span></text:p>
      <text:p text:style-name="P54"><text:span text:style-name="T52"><text:s text:c="12"/>.addGroup(layout.createSequentialGroup()</text:span></text:p>
      <text:p text:style-name="P54"><text:span text:style-name="T52"><text:s text:c="16"/>.addGroup(layout.createParallelGroup(javax.swing.GroupLayout.Alignment.LEADING)</text:span></text:p>
      <text:p text:style-name="P54"><text:span text:style-name="T52"><text:s text:c="20"/>.addGroup(layout.createSequentialGroup()</text:span></text:p>
      <text:p text:style-name="P54"><text:span text:style-name="T52"><text:s text:c="24"/>.addGap(24, 24, 24)</text:span></text:p>
      <text:p text:style-name="P54"><text:span text:style-name="T52"><text:s text:c="24"/>.addGroup(layout.createParallelGroup(javax.swing.GroupLayout.Alignment.BASELINE)</text:span></text:p>
      <text:p text:style-name="P54"><text:span text:style-name="T52"><text:s text:c="28"/>.addComponent(jLabel4, javax.swing.GroupLayout.PREFERRED_SIZE, 23, javax.swing.GroupLayout.PREFERRED_SIZE)</text:span></text:p>
      <text:p text:style-name="P54"><text:span text:style-name="T52"><text:s text:c="28"/>.addComponent(jLabel5, javax.swing.GroupLayout.PREFERRED_SIZE, 21, javax.swing.GroupLayout.PREFERRED_SIZE)))</text:span></text:p>
      <text:p text:style-name="P54"><text:span text:style-name="T52"><text:s text:c="20"/>.addGroup(javax.swing.GroupLayout.Alignment.TRAILING, layout.createSequentialGroup()</text:span></text:p>
      <text:p text:style-name="P54"><text:span text:style-name="T52"><text:s text:c="24"/>.addContainerGap()</text:span></text:p>
      <text:p text:style-name="P54"><text:span text:style-name="T52"><text:s text:c="24"/>.addComponent(jLabel6)))</text:span></text:p>
      <text:p text:style-name="P54"><text:span text:style-name="T52"><text:s text:c="16"/>.addGap(18, 18, 18)</text:span></text:p>
      <text:p text:style-name="P54"><text:span text:style-name="T52"><text:s text:c="16"/>.addGroup(layout.createParallelGroup(javax.swing.GroupLayout.Alignment.TRAILING)</text:span></text:p>
      <text:p text:style-name="P54"><text:span text:style-name="T52"><text:s text:c="20"/>.addGroup(layout.createSequentialGroup()</text:span></text:p>
      <text:p text:style-name="P54"><text:span text:style-name="T52"><text:s text:c="24"/>.addGroup(layout.createParallelGroup(javax.swing.GroupLayout.Alignment.TRAILING)</text:span></text:p>
      <text:p text:style-name="P54"><text:span text:style-name="T52"><text:s text:c="28"/>.addGroup(layout.createSequentialGroup()</text:span></text:p>
      <text:p text:style-name="P54"><text:span text:style-name="T52"><text:s text:c="32"/>.addComponent(t1, javax.swing.GroupLayout.PREFERRED_SIZE, 27, javax.swing.GroupLayout.PREFERRED_SIZE)</text:span></text:p>
      <text:p text:style-name="P54"><text:span text:style-name="T52"><text:s text:c="32"/>.addGap(3, 3, 3))</text:span></text:p>
      <text:p text:style-name="P54"><text:span text:style-name="T52"><text:s text:c="28"/>.addComponent(jLabel1, javax.swing.GroupLayout.Alignment.LEADING, javax.swing.GroupLayout.PREFERRED_SIZE, 30, javax.swing.GroupLayout.PREFERRED_SIZE))</text:span></text:p>
      <text:p text:style-name="P54"><text:span text:style-name="T52"><text:s text:c="24"/>.addGroup(layout.createParallelGroup(javax.swing.GroupLayout.Alignment.LEADING)</text:span></text:p>
      <text:p text:style-name="P54"><text:span text:style-name="T52"><text:s text:c="28"/>.addGroup(layout.createSequentialGroup()</text:span></text:p>
      <text:p text:style-name="P54"><text:span text:style-name="T52"><text:s text:c="32"/>.addGap(49, 49, 49)</text:span></text:p>
      <text:p text:style-name="P54"><text:span text:style-name="T52"><text:s text:c="32"/>.addComponent(jLabel3, javax.swing.GroupLayout.PREFERRED_SIZE, 32, javax.swing.GroupLayout.PREFERRED_SIZE))</text:span></text:p>
      <text:p text:style-name="P54"><text:span text:style-name="T52"><text:s text:c="28"/>.addGroup(layout.createSequentialGroup()</text:span></text:p>
      <text:p text:style-name="P54"><text:span text:style-name="T52"><text:s text:c="32"/>.addGap(34, 34, 34)</text:span></text:p>
      <text:p text:style-name="P54"><text:span text:style-name="T52"><text:s text:c="32"/>.addComponent(jScrollPane1, javax.swing.GroupLayout.PREFERRED_SIZE, 59, javax.swing.GroupLayout.PREFERRED_SIZE)))</text:span></text:p>
      <text:p text:style-name="P54"><text:span text:style-name="T52"><text:s text:c="24"/>.addGap(32, 32, 32))</text:span></text:p>
      <text:p text:style-name="P54"><text:span text:style-name="T52"><text:s text:c="20"/>.addGroup(javax.swing.GroupLayout.Alignment.LEADING, layout.createSequentialGroup()</text:span></text:p>
      <text:p text:style-name="P54"><text:span text:style-name="T52"><text:s text:c="24"/>.addGroup(layout.createParallelGroup(javax.swing.GroupLayout.Alignment.BASELINE)</text:span></text:p>
      <text:p text:style-name="P54"><text:span text:style-name="T52"><text:s text:c="28"/>.addComponent(t2, javax.swing.GroupLayout.PREFERRED_SIZE, 27, javax.swing.GroupLayout.PREFERRED_SIZE)</text:span></text:p>
      <text:p text:style-name="P54"><text:span text:style-name="T52"><text:s text:c="28"/>.addComponent(t3, javax.swing.GroupLayout.PREFERRED_SIZE, 27, javax.swing.GroupLayout.PREFERRED_SIZE))</text:span></text:p>
      <text:p text:style-name="P54"><text:span text:style-name="T52"><text:s text:c="24"/>.addPreferredGap(javax.swing.LayoutStyle.ComponentPlacement.RELATED)))</text:span></text:p>
      <text:p text:style-name="P54"><text:span text:style-name="T52"><text:s text:c="16"/>.addGroup(layout.createParallelGroup(javax.swing.GroupLayout.Alignment.BASELINE)</text:span></text:p>
      <text:p text:style-name="P54"><text:span text:style-name="T52"><text:s text:c="20"/>.addComponent(t5, javax.swing.GroupLayout.DEFAULT_SIZE, 32, Short.MAX_VALUE)</text:span></text:p>
      <text:p text:style-name="P54"><text:span text:style-name="T52"><text:s text:c="20"/>.addComponent(jLabel7, javax.swing.GroupLayout.PREFERRED_SIZE, 30, javax.swing.GroupLayout.PREFERRED_SIZE))</text:span></text:p>
      <text:p text:style-name="P54"><text:span text:style-name="T52"><text:s text:c="16"/>.addGap(44, 44, 44)</text:span></text:p>
      <text:p text:style-name="P54"><text:span text:style-name="T52"><text:s text:c="16"/>.addGroup(layout.createParallelGroup(javax.swing.GroupLayout.Alignment.BASELINE)</text:span></text:p>
      <text:p text:style-name="P54"><text:span text:style-name="T52"><text:s text:c="20"/>.addComponent(jLabel8, javax.swing.GroupLayout.PREFERRED_SIZE, 34, javax.swing.GroupLayout.PREFERRED_SIZE)</text:span></text:p>
      <text:p text:style-name="P54"><text:span text:style-name="T52"><text:s text:c="20"/>.addComponent(t6, javax.swing.GroupLayout.PREFERRED_SIZE, 34, javax.swing.GroupLayout.PREFERRED_SIZE))</text:span></text:p>
      <text:p text:style-name="P54"><text:span text:style-name="T52"><text:s text:c="16"/>.addGap(37, 37, 37)</text:span></text:p>
      <text:p text:style-name="P54"><text:span text:style-name="T52"><text:s text:c="16"/>.addGroup(layout.createParallelGroup(javax.swing.GroupLayout.Alignment.LEADING)</text:span></text:p>
      <text:p text:style-name="P54"><text:span text:style-name="T52"><text:s text:c="20"/>.addGroup(layout.createParallelGroup(javax.swing.GroupLayout.Alignment.BASELINE)</text:span></text:p>
      <text:p text:style-name="P54"><text:span text:style-name="T52"><text:s text:c="24"/>.addComponent(jLabel10, javax.swing.GroupLayout.PREFERRED_SIZE, 33, javax.swing.GroupLayout.PREFERRED_SIZE)</text:span></text:p>
      <text:p text:style-name="P54"><text:span text:style-name="T52"><text:s text:c="24"/>.addComponent(c1, javax.swing.GroupLayout.PREFERRED_SIZE, 33, javax.swing.GroupLayout.PREFERRED_SIZE)</text:span></text:p>
      <text:p text:style-name="P54"><text:span text:style-name="T52"><text:s text:c="24"/>.addComponent(jLabel11, javax.swing.GroupLayout.PREFERRED_SIZE, 35, javax.swing.GroupLayout.PREFERRED_SIZE))</text:span></text:p>
      <text:p text:style-name="P54"><text:span text:style-name="T52"><text:s text:c="20"/>.addComponent(d1, javax.swing.GroupLayout.PREFERRED_SIZE, 35, javax.swing.GroupLayout.PREFERRED_SIZE))</text:span></text:p>
      <text:p text:style-name="P54"><text:span text:style-name="T52"><text:s text:c="16"/>.addGap(43, 43, 43)</text:span></text:p>
      <text:p text:style-name="P54"><text:span text:style-name="T52"><text:s text:c="16"/>.addGroup(layout.createParallelGroup(javax.swing.GroupLayout.Alignment.BASELINE)</text:span></text:p>
      <text:p text:style-name="P54"><text:span text:style-name="T52"><text:s text:c="20"/>.addComponent(jButton1, javax.swing.GroupLayout.DEFAULT_SIZE, 37, Short.MAX_VALUE)</text:span></text:p>
      <text:p text:style-name="P54"><text:span text:style-name="T52"><text:s text:c="20"/>.addComponent(jButton2, javax.swing.GroupLayout.DEFAULT_SIZE, 37, Short.MAX_VALUE))</text:span></text:p>
      <text:p text:style-name="P54"><text:span text:style-name="T52"><text:s text:c="16"/>.addGap(36, 36, 36))</text:span></text:p>
      <text:p text:style-name="P54"><text:span text:style-name="T52"><text:s text:c="8"/>);</text:span></text:p>
      <text:p text:style-name="P55"><text:span text:style-name="T53"/></text:p>
      <text:p text:style-name="P56"><text:span text:style-name="T54"><text:s text:c="8"/>pack();</text:span></text:p>
      <text:p text:style-name="P57"><text:span text:style-name="T54"><text:s text:c="4"/>}// &lt;/editor-fold&gt;</text:span></text:p>
      <text:p text:style-name="P57"><text:span text:style-name="T55"/></text:p>
      <text:p text:style-name="P58"><text:span text:style-name="T56"><text:s text:c="4"/>private void t1ActionPerformed(java.awt.event.ActionEvent evt) {<text:s text:c="35"/></text:span></text:p>
      <text:p text:style-name="P59"><text:span text:style-name="T56"><text:s text:c="8"/>// TODO add your handling code here:</text:span></text:p>
      <text:p text:style-name="P60"><text:span text:style-name="T56"><text:s text:c="4"/>}<text:s text:c="34"/></text:span></text:p>
      <text:p text:style-name="P61"><text:span text:style-name="T57"/></text:p>
      <text:p text:style-name="P62"><text:span text:style-name="T58"><text:s text:c="4"/>private void jButton2ActionPerformed(java.awt.event.ActionEvent evt) {<text:s text:c="41"/></text:span></text:p>
      <text:p text:style-name="P63"><text:span text:style-name="T58"><text:s text:c="5"/>this.dispose();</text:span></text:p>
      <text:p text:style-name="P63"><text:span text:style-name="T58"><text:s text:c="8"/>// TODO add your handling code here:</text:span></text:p>
      <text:p text:style-name="P64"><text:span text:style-name="T58"><text:s text:c="13"/></text:span></text:p>
      <text:p text:style-name="P64"><text:span text:style-name="T58"><text:s text:c="4"/>}<text:s text:c="40"/></text:span></text:p>
      <text:p text:style-name="P65"><text:span text:style-name="T59"/></text:p>
      <text:p text:style-name="P66"><text:span text:style-name="T60"><text:s text:c="4"/>private void jButton1ActionPerformed(java.awt.event.ActionEvent evt) {<text:s text:c="41"/></text:span></text:p>
      <text:p text:style-name="P67"><text:span text:style-name="T60"><text:s text:c="8"/>// TODO add your handling code here:</text:span></text:p>
      <text:p text:style-name="P68"><text:span text:style-name="T60"><text:s text:c="8"/></text:span></text:p>
      <text:p text:style-name="P69"><text:span text:style-name="T60"><text:s text:c="7"/>String f = t1.getText();</text:span></text:p>
      <text:p text:style-name="P69"><text:span text:style-name="T60"><text:s text:c="7"/>String m = t2.getText();</text:span></text:p>
      <text:p text:style-name="P69"><text:span text:style-name="T60"><text:s text:c="7"/>String l = t3.getText();</text:span></text:p>
      <text:p text:style-name="P69"><text:span text:style-name="T60"><text:s text:c="7"/>String add = t4.getText();</text:span></text:p>
      <text:p text:style-name="P69"><text:span text:style-name="T60"><text:s text:c="7"/>String mob = t5.getText();</text:span></text:p>
      <text:p text:style-name="P69"><text:span text:style-name="T60"><text:s text:c="7"/>String em = t6.getText();</text:span></text:p>
      <text:p text:style-name="P69"><text:span text:style-name="T60"><text:s text:c="7"/>String d=d1.getDateFormatString();</text:span></text:p>
      <text:p text:style-name="P70"><text:span text:style-name="T60"><text:s text:c="6"/></text:span></text:p>
      <text:p text:style-name="P70"><text:span text:style-name="T60"><text:s text:c="8"/></text:span></text:p>
      <text:p text:style-name="P71"><text:span text:style-name="T60"><text:s text:c="8"/>String Area;</text:span></text:p>
      <text:p text:style-name="P71"><text:span text:style-name="T60"><text:s text:c="7"/>if(c1.getSelectedItem()=="Rural")</text:span></text:p>
      <text:p text:style-name="P71"><text:span text:style-name="T60"><text:s text:c="7"/>{</text:span></text:p>
      <text:p text:style-name="P71"><text:span text:style-name="T60"><text:s text:c="8"/>Area="Rural";</text:span></text:p>
      <text:p text:style-name="P71"><text:span text:style-name="T60"><text:s text:c="7"/>}</text:span></text:p>
      <text:p text:style-name="P71"><text:span text:style-name="T60"><text:s text:c="7"/>else</text:span></text:p>
      <text:p text:style-name="P71"><text:span text:style-name="T60"><text:s text:c="7"/>{</text:span></text:p>
      <text:p text:style-name="P71"><text:span text:style-name="T60"><text:s text:c="8"/>Area="Urban";</text:span></text:p>
      <text:p text:style-name="P71"><text:span text:style-name="T60"><text:s text:c="7"/>}</text:span></text:p>
      <text:p text:style-name="P71"><text:span text:style-name="T60"><text:s text:c="8"/>try{</text:span></text:p>
      <text:p text:style-name="P71"><text:span text:style-name="T60"><text:s text:c="13"/>Class.forName("com.mysql.jdbc.Driver");</text:span></text:p>
      <text:p text:style-name="P71"><text:span text:style-name="T60"><text:s text:c="13"/>Connection con=DriverManager.getConnection("jdbc:mysql://localhost/smv","root","");</text:span></text:p>
      <text:p text:style-name="P71"><text:span text:style-name="T60"><text:s text:c="13"/>Statement st=con.createStatement();</text:span></text:p>
      <text:p text:style-name="P71"><text:span text:style-name="T60"><text:s text:c="13"/>int rs=st.executeUpdate("Insert Into info (c_fnm,c_mnm,c_lnm,c_add,c_mobile,E_Mail,date,area)values('"+f+"','"+m+"','"+l+"','"+add+"','"+mob+"','"+em+"','"+d+"','"+Area+"')");</text:span></text:p>
      <text:p text:style-name="P71"><text:span text:style-name="T60"><text:s text:c="13"/>if(t1.getText().equals("")||t2.getText().equals(""))</text:span></text:p>
      <text:p text:style-name="P71"><text:span text:style-name="T60"><text:s text:c="14"/>{</text:span></text:p>
      <text:p text:style-name="P71"><text:span text:style-name="T60"><text:s text:c="15"/>JOptionPane.showMessageDialog(null, "Fill all data");</text:span></text:p>
      <text:p text:style-name="P71"><text:span text:style-name="T60"><text:s text:c="14"/>}</text:span></text:p>
      <text:p text:style-name="P71"><text:span text:style-name="T60"><text:s text:c="13"/>else</text:span></text:p>
      <text:p text:style-name="P71"><text:span text:style-name="T60"><text:s text:c="13"/>{</text:span></text:p>
      <text:p text:style-name="P71"><text:span text:style-name="T60"><text:s text:c="13"/>if(rs&gt;0)</text:span></text:p>
      <text:p text:style-name="P71"><text:span text:style-name="T60"><text:s text:c="13"/>{</text:span></text:p>
      <text:p text:style-name="P71"><text:span text:style-name="T60"><text:s text:c="15"/>JOptionPane.showMessageDialog(null, "Connection Created<text:s text:c="2"/>"); </text:span></text:p>
      <text:p text:style-name="P71"><text:span text:style-name="T60"><text:s text:c="15"/>this.dispose();</text:span></text:p>
      <text:p text:style-name="P71"><text:span text:style-name="T60"><text:s text:c="14"/>}</text:span></text:p>
      <text:p text:style-name="P72"><text:span text:style-name="T60"><text:s text:c="13"/></text:span></text:p>
      <text:p text:style-name="P73"><text:span text:style-name="T60"><text:s text:c="11"/>}</text:span></text:p>
      <text:p text:style-name="P73"><text:span text:style-name="T60"><text:s text:c="8"/>}</text:span></text:p>
      <text:p text:style-name="P73"><text:span text:style-name="T60"><text:s text:c="8"/>catch(Exception e)</text:span></text:p>
      <text:p text:style-name="P73"><text:span text:style-name="T60"><text:s text:c="8"/>{</text:span></text:p>
      <text:p text:style-name="P73"><text:span text:style-name="T60"><text:s text:c="11"/>System.out.println(e); </text:span></text:p>
      <text:p text:style-name="P74"><text:span text:style-name="T60"><text:s text:c="8"/>}<text:s text:c="8"/></text:span></text:p>
      <text:p text:style-name="P74"><text:span text:style-name="T60"><text:s text:c="8"/></text:span></text:p>
      <text:p text:style-name="P74"><text:span text:style-name="T60"><text:s text:c="4"/>}<text:s text:c="40"/></text:span></text:p>
      <text:p text:style-name="P75"><text:span text:style-name="T61"/></text:p>
      <text:p text:style-name="P76"><text:span text:style-name="T62"><text:s text:c="4"/>private void t6ActionPerformed(java.awt.event.ActionEvent evt) {<text:s text:c="35"/></text:span></text:p>
      <text:p text:style-name="P77"><text:span text:style-name="T62"><text:s text:c="8"/>// TODO add your handling code here:</text:span></text:p>
      <text:p text:style-name="P78"><text:span text:style-name="T62"><text:s text:c="4"/>}<text:s text:c="34"/></text:span></text:p>
      <text:p text:style-name="P79"><text:span text:style-name="T63"/></text:p>
      <text:p text:style-name="P80"><text:span text:style-name="T64"><text:s text:c="4"/>private void t5KeyTyped(java.awt.event.KeyEvent evt) {<text:s text:c="28"/></text:span></text:p>
      <text:p text:style-name="P80"><text:span text:style-name="T64"><text:s text:c="7"/>if(evt.getKeyChar() &lt; '0' || evt.getKeyChar() &gt; '9')<text:s text:c="3"/></text:span></text:p>
      <text:p text:style-name="P81"><text:span text:style-name="T64"><text:s text:c="7"/>{</text:span></text:p>
      <text:p text:style-name="P81"><text:span text:style-name="T64"><text:s text:c="8"/>evt.consume();</text:span></text:p>
      <text:p text:style-name="P82"><text:span text:style-name="T64"><text:s text:c="7"/>}<text:s text:c="2"/></text:span></text:p>
      <text:p text:style-name="P83"><text:span text:style-name="T64"><text:s text:c="7"/>if(t5.getText().length()&gt;=10)</text:span></text:p>
      <text:p text:style-name="P83"><text:span text:style-name="T64"><text:s text:c="7"/>{</text:span></text:p>
      <text:p text:style-name="P83"><text:span text:style-name="T64"><text:s text:c="11"/>evt.consume();</text:span></text:p>
      <text:p text:style-name="P83"><text:span text:style-name="T64"><text:s text:c="7"/>}</text:span></text:p>
      <text:p text:style-name="P84"><text:span text:style-name="T64"><text:s text:c="4"/>}<text:s text:c="27"/></text:span></text:p>
      <text:p text:style-name="P85"><text:span text:style-name="T65"/></text:p>
      <text:p text:style-name="P86"><text:span text:style-name="T66"><text:s text:c="4"/>private void t1KeyTyped(java.awt.event.KeyEvent evt) {<text:s text:c="28"/></text:span></text:p>
      <text:p text:style-name="P86"><text:span text:style-name="T66"><text:s text:c="8"/>if(evt.getKeyChar() &lt; 'a' || evt.getKeyChar() &gt; 'z')<text:s text:c="3"/></text:span></text:p>
      <text:p text:style-name="P87"><text:span text:style-name="T66"><text:s text:c="7"/>{</text:span></text:p>
      <text:p text:style-name="P87"><text:span text:style-name="T66"><text:s text:c="8"/>evt.consume();</text:span></text:p>
      <text:p text:style-name="P87"><text:span text:style-name="T66"><text:s text:c="7"/>} </text:span></text:p>
      <text:p text:style-name="P87"><text:span text:style-name="T66"><text:s text:c="8"/>if(t1.getText().length()&gt;15)</text:span></text:p>
      <text:p text:style-name="P87"><text:span text:style-name="T66"><text:s text:c="8"/>{</text:span></text:p>
      <text:p text:style-name="P87"><text:span text:style-name="T66"><text:s text:c="12"/>evt.consume();</text:span></text:p>
      <text:p text:style-name="P88"><text:span text:style-name="T66"><text:s text:c="8"/>}<text:s text:c="3"/></text:span></text:p>
      <text:p text:style-name="P88"><text:span text:style-name="T66"><text:s text:c="4"/>}<text:s text:c="27"/></text:span></text:p>
      <text:p text:style-name="P89"><text:span text:style-name="T67"/></text:p>
      <text:p text:style-name="P90"><text:span text:style-name="T68"><text:s text:c="4"/>private void t2KeyTyped(java.awt.event.KeyEvent evt) {<text:s text:c="28"/></text:span></text:p>
      <text:p text:style-name="P90"><text:span text:style-name="T68"><text:s text:c="8"/>if(evt.getKeyChar() &lt; 'a' || evt.getKeyChar() &gt; 'z')<text:s text:c="3"/></text:span></text:p>
      <text:p text:style-name="P91"><text:span text:style-name="T68"><text:s text:c="7"/>{</text:span></text:p>
      <text:p text:style-name="P91"><text:span text:style-name="T68"><text:s text:c="8"/>evt.consume();</text:span></text:p>
      <text:p text:style-name="P91"><text:span text:style-name="T68"><text:s text:c="7"/>} // TODO add your handling code here:</text:span></text:p>
      <text:p text:style-name="P91"><text:span text:style-name="T68"><text:s text:c="9"/>if(t2.getText().length()&gt;15)</text:span></text:p>
      <text:p text:style-name="P91"><text:span text:style-name="T68"><text:s text:c="8"/>{</text:span></text:p>
      <text:p text:style-name="P91"><text:span text:style-name="T68"><text:s text:c="12"/>evt.consume();</text:span></text:p>
      <text:p text:style-name="P92"><text:span text:style-name="T68"><text:s text:c="8"/>}<text:s text:c="3"/></text:span></text:p>
      <text:p text:style-name="P92"><text:span text:style-name="T68"><text:s text:c="4"/></text:span></text:p>
      <text:p text:style-name="P92"><text:span text:style-name="T68"><text:s text:c="4"/>}<text:s text:c="27"/></text:span></text:p>
      <text:p text:style-name="P93"><text:span text:style-name="T69"/></text:p>
      <text:p text:style-name="P94"><text:span text:style-name="T70"><text:s text:c="4"/>private void t3KeyTyped(java.awt.event.KeyEvent evt) {<text:s text:c="28"/></text:span></text:p>
      <text:p text:style-name="P94"><text:span text:style-name="T70"><text:s text:c="8"/>if(evt.getKeyChar() &lt; 'a' || evt.getKeyChar() &gt; 'z')<text:s text:c="3"/></text:span></text:p>
      <text:p text:style-name="P95"><text:span text:style-name="T70"><text:s text:c="7"/>{</text:span></text:p>
      <text:p text:style-name="P95"><text:span text:style-name="T70"><text:s text:c="8"/>evt.consume();</text:span></text:p>
      <text:p text:style-name="P95"><text:span text:style-name="T70"><text:s text:c="7"/>} </text:span></text:p>
      <text:p text:style-name="P95"><text:span text:style-name="T70"><text:s text:c="9"/>if(t3.getText().length()&gt;15)</text:span></text:p>
      <text:p text:style-name="P95"><text:span text:style-name="T70"><text:s text:c="8"/>{</text:span></text:p>
      <text:p text:style-name="P95"><text:span text:style-name="T70"><text:s text:c="12"/>evt.consume();</text:span></text:p>
      <text:p text:style-name="P96"><text:span text:style-name="T70"><text:s text:c="8"/>}<text:s text:c="3"/></text:span></text:p>
      <text:p text:style-name="P97"><text:span text:style-name="T70"><text:s text:c="4"/>// TODO add your handling code here:</text:span></text:p>
      <text:p text:style-name="P98"><text:span text:style-name="T70"><text:s text:c="4"/>}<text:s text:c="27"/></text:span></text:p>
      <text:p text:style-name="P99"><text:span text:style-name="T71"/></text:p>
      <text:p text:style-name="P100"><text:span text:style-name="T72"><text:s text:c="4"/>private void c1ActionPerformed(java.awt.event.ActionEvent evt) {<text:s text:c="35"/></text:span></text:p>
      <text:p text:style-name="P101"><text:span text:style-name="T72"><text:s text:c="8"/>// TODO add your handling code here:</text:span></text:p>
      <text:p text:style-name="P102"><text:span text:style-name="T72"><text:s text:c="4"/>}<text:s text:c="34"/></text:span></text:p>
      <text:p text:style-name="P103"><text:span text:style-name="T73"/></text:p>
      <text:p text:style-name="P104"><text:span text:style-name="T74"><text:s text:c="4"/>private void c1ItemStateChanged(java.awt.event.ItemEvent evt) {<text:s text:c="36"/></text:span></text:p>
      <text:p text:style-name="P105"><text:span text:style-name="T74"><text:s text:c="7"/>String Area;</text:span></text:p>
      <text:p text:style-name="P105"><text:span text:style-name="T74"><text:s text:c="7"/>if(c1.getSelectedItem()=="Rural")</text:span></text:p>
      <text:p text:style-name="P105"><text:span text:style-name="T74"><text:s text:c="7"/>{</text:span></text:p>
      <text:p text:style-name="P105"><text:span text:style-name="T74"><text:s text:c="8"/>Area="Rural";</text:span></text:p>
      <text:p text:style-name="P105"><text:span text:style-name="T74"><text:s text:c="7"/>}</text:span></text:p>
      <text:p text:style-name="P105"><text:span text:style-name="T74"><text:s text:c="7"/>else</text:span></text:p>
      <text:p text:style-name="P105"><text:span text:style-name="T74"><text:s text:c="7"/>{</text:span></text:p>
      <text:p text:style-name="P105"><text:span text:style-name="T74"><text:s text:c="8"/>Area="Urban";</text:span></text:p>
      <text:p text:style-name="P105"><text:span text:style-name="T74"><text:s text:c="7"/>}// TODO add your handling code here:</text:span></text:p>
      <text:p text:style-name="P106"><text:span text:style-name="T74"><text:s text:c="4"/>}<text:s text:c="35"/></text:span></text:p>
      <text:p text:style-name="P107"><text:span text:style-name="T75"/></text:p>
      <text:p text:style-name="P108"><text:span text:style-name="T76"><text:s text:c="4"/>private void t4KeyTyped(java.awt.event.KeyEvent evt) {<text:s text:c="28"/></text:span></text:p>
      <text:p text:style-name="P109"><text:span text:style-name="T76"><text:s text:c="8"/>// TODO add your handling code here:</text:span></text:p>
      <text:p text:style-name="P109"><text:span text:style-name="T76"><text:s text:c="8"/>if(t4.getText().length()&gt;100)</text:span></text:p>
      <text:p text:style-name="P109"><text:span text:style-name="T76"><text:s text:c="8"/>{</text:span></text:p>
      <text:p text:style-name="P109"><text:span text:style-name="T76"><text:s text:c="12"/>evt.consume();</text:span></text:p>
      <text:p text:style-name="P109"><text:span text:style-name="T76"><text:s text:c="8"/>}</text:span></text:p>
      <text:p text:style-name="P110"><text:span text:style-name="T76"><text:s text:c="4"/>}<text:s text:c="27"/></text:span></text:p>
      <text:p text:style-name="P111"><text:span text:style-name="T77"/></text:p>
      <text:p text:style-name="P112"><text:span text:style-name="T78"><text:s text:c="4"/>private void t6KeyTyped(java.awt.event.KeyEvent evt) {<text:s text:c="28"/></text:span></text:p>
      <text:p text:style-name="P113"><text:span text:style-name="T78"><text:s text:c="7"/>if(t6.getText().length()&gt;50)</text:span></text:p>
      <text:p text:style-name="P113"><text:span text:style-name="T78"><text:s text:c="7"/>{</text:span></text:p>
      <text:p text:style-name="P113"><text:span text:style-name="T78"><text:s text:c="11"/>evt.consume();</text:span></text:p>
      <text:p text:style-name="P113"><text:span text:style-name="T78"><text:s text:c="7"/>}</text:span></text:p>
      <text:p text:style-name="P114"><text:span text:style-name="T79"/></text:p>
      <text:p text:style-name="P115"><text:span text:style-name="T80"><text:s text:c="4"/>}<text:s text:c="27"/></text:span></text:p>
      <text:p text:style-name="P116"><text:span text:style-name="T80"><text:s text:c="4"/>public static void main(String args[]) {<text:s text:c="8"/>//&lt;editor-fold defaultstate="collapsed" desc=" Look and feel setting code (optional) "&gt;<text:s text:c="8"/>try {</text:span></text:p>
      <text:p text:style-name="P116"><text:span text:style-name="T80"><text:s text:c="12"/>for (javax.swing.UIManager.LookAndFeelInfo info : javax.swing.UIManager.getInstalledLookAndFeels()) {</text:span></text:p>
      <text:p text:style-name="P116"><text:span text:style-name="T80"><text:s text:c="16"/>if ("Nimbus".equals(info.getName())) {</text:span></text:p>
      <text:p text:style-name="P116"><text:span text:style-name="T80"><text:s text:c="20"/>javax.swing.UIManager.setLookAndFeel(info.getClassName());</text:span></text:p>
      <text:p text:style-name="P116"><text:span text:style-name="T80"><text:s text:c="20"/>break;</text:span></text:p>
      <text:p text:style-name="P116"><text:span text:style-name="T80"><text:s text:c="16"/>}</text:span></text:p>
      <text:p text:style-name="P116"><text:span text:style-name="T80"><text:s text:c="12"/>}</text:span></text:p>
      <text:p text:style-name="P116"><text:span text:style-name="T80"><text:s text:c="8"/>} catch (ClassNotFoundException ex) {</text:span></text:p>
      <text:p text:style-name="P116"><text:span text:style-name="T80"><text:s text:c="12"/>java.util.logging.Logger.getLogger(second.class.getName()).log(java.util.logging.Level.SEVERE, null, ex);</text:span></text:p>
      <text:p text:style-name="P116"><text:span text:style-name="T80"><text:s text:c="8"/>} catch (InstantiationException ex) {</text:span></text:p>
      <text:p text:style-name="P116"><text:span text:style-name="T80"><text:s text:c="12"/>java.util.logging.Logger.getLogger(second.class.getName()).log(java.util.logging.Level.SEVERE, null, ex);</text:span></text:p>
      <text:p text:style-name="P116"><text:span text:style-name="T80"><text:s text:c="8"/>} catch (IllegalAccessException ex) {</text:span></text:p>
      <text:p text:style-name="P116"><text:span text:style-name="T80"><text:s text:c="12"/>java.util.logging.Logger.getLogger(second.class.getName()).log(java.util.logging.Level.SEVERE, null, ex);</text:span></text:p>
      <text:p text:style-name="P116"><text:span text:style-name="T80"><text:s text:c="8"/>} catch (javax.swing.UnsupportedLookAndFeelException ex) {</text:span></text:p>
      <text:p text:style-name="P116"><text:span text:style-name="T80"><text:s text:c="12"/>java.util.logging.Logger.getLogger(second.class.getName()).log(java.util.logging.Level.SEVERE, null, ex);</text:span></text:p>
      <text:p text:style-name="P116"><text:span text:style-name="T80"><text:s text:c="8"/>}</text:span></text:p>
      <text:p text:style-name="P117"><text:span text:style-name="T80"><text:s text:c="8"/>//&lt;/editor-fold&gt;</text:span></text:p>
      <text:p text:style-name="P117"><text:span text:style-name="T81"/></text:p>
      <text:p text:style-name="P118"><text:span text:style-name="T82"><text:s text:c="8"/>/* Create and display the form */</text:span></text:p>
      <text:p text:style-name="P118"><text:span text:style-name="T82"><text:s text:c="8"/>java.awt.EventQueue.invokeLater(new Runnable() {</text:span></text:p>
      <text:p text:style-name="P118"><text:span text:style-name="T82"><text:s text:c="12"/>public void run() {</text:span></text:p>
      <text:p text:style-name="P118"><text:span text:style-name="T82"><text:s text:c="16"/>new second().setVisible(true);</text:span></text:p>
      <text:p text:style-name="P118"><text:span text:style-name="T82"><text:s text:c="12"/>}</text:span></text:p>
      <text:p text:style-name="P118"><text:span text:style-name="T82"><text:s text:c="8"/>});</text:span></text:p>
      <text:p text:style-name="P118"><text:span text:style-name="T82"><text:s text:c="4"/>}</text:span></text:p>
      <text:p text:style-name="P118"><text:span text:style-name="T82"><text:s text:c="4"/>// Variables declaration - do not modify</text:span></text:p>
      <text:p text:style-name="P118"><text:span text:style-name="T82"><text:s text:c="4"/>private javax.swing.JComboBox c1;</text:span></text:p>
      <text:p text:style-name="P118"><text:span text:style-name="T82"><text:s text:c="4"/>private com.toedter.calendar.JDateChooser d1;</text:span></text:p>
      <text:p text:style-name="P118"><text:span text:style-name="T82"><text:s text:c="4"/>private javax.swing.JButton jButton1;</text:span></text:p>
      <text:p text:style-name="P118"><text:span text:style-name="T82"><text:s text:c="4"/>private javax.swing.JButton jButton2;</text:span></text:p>
      <text:p text:style-name="P118"><text:span text:style-name="T82"><text:s text:c="4"/>private javax.swing.JLabel jLabel1;</text:span></text:p>
      <text:p text:style-name="P118"><text:span text:style-name="T82"><text:s text:c="4"/>private javax.swing.JLabel jLabel10;</text:span></text:p>
      <text:p text:style-name="P118"><text:span text:style-name="T82"><text:s text:c="4"/>private javax.swing.JLabel jLabel11;</text:span></text:p>
      <text:p text:style-name="P118"><text:span text:style-name="T82"><text:s text:c="4"/>private javax.swing.JLabel jLabel2;</text:span></text:p>
      <text:p text:style-name="P118"><text:span text:style-name="T82"><text:s text:c="4"/>private javax.swing.JLabel jLabel3;</text:span></text:p>
      <text:p text:style-name="P118"><text:span text:style-name="T82"><text:s text:c="4"/>private javax.swing.JLabel jLabel4;</text:span></text:p>
      <text:p text:style-name="P118"><text:span text:style-name="T82"><text:s text:c="4"/>private javax.swing.JLabel jLabel5;</text:span></text:p>
      <text:p text:style-name="P118"><text:span text:style-name="T82"><text:s text:c="4"/>private javax.swing.JLabel jLabel6;</text:span></text:p>
      <text:p text:style-name="P118"><text:span text:style-name="T82"><text:s text:c="4"/>private javax.swing.JLabel jLabel7;</text:span></text:p>
      <text:p text:style-name="P118"><text:span text:style-name="T82"><text:s text:c="4"/>private javax.swing.JLabel jLabel8;</text:span></text:p>
      <text:p text:style-name="P118"><text:span text:style-name="T82"><text:s text:c="4"/>private javax.swing.JLabel jLabel9;</text:span></text:p>
      <text:p text:style-name="P118"><text:span text:style-name="T82"><text:s text:c="4"/>private javax.swing.JScrollPane jScrollPane1;</text:span></text:p>
      <text:p text:style-name="P118"><text:span text:style-name="T82"><text:s text:c="4"/>private javax.swing.JTextField t1;</text:span></text:p>
      <text:p text:style-name="P118"><text:span text:style-name="T82"><text:s text:c="4"/>private javax.swing.JTextField t2;</text:span></text:p>
      <text:p text:style-name="P118"><text:span text:style-name="T82"><text:s text:c="4"/>private javax.swing.JTextField t3;</text:span></text:p>
      <text:p text:style-name="P118"><text:span text:style-name="T82"><text:s text:c="4"/>private javax.swing.JTextArea t4;</text:span></text:p>
      <text:p text:style-name="P118"><text:span text:style-name="T82"><text:s text:c="4"/>private javax.swing.JTextField t5;</text:span></text:p>
      <text:p text:style-name="P118"><text:span text:style-name="T82"><text:s text:c="4"/>private javax.swing.JTextField t6;</text:span></text:p>
      <text:p text:style-name="P118"><text:span text:style-name="T82"><text:s text:c="4"/>// End of variables declaration</text:span></text:p>
      <text:p text:style-name="P119"><text:span text:style-name="T82">}<text:s text:c="50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